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 fo:font-weight="normal" style:font-weight-asian="normal" style:font-weight-complex="normal"/>
    </style:style>
    <style:style style:name="P2" style:family="paragraph" style:parent-style-name="Standard">
      <style:text-properties fo:color="#000000" loext:opacity="100%" style:text-underline-style="none" fo:font-weight="normal" officeooo:paragraph-rsid="000c93f8" style:font-weight-asian="normal" style:font-weight-complex="normal"/>
    </style:style>
    <style:style style:name="P3" style:family="paragraph" style:parent-style-name="Standard">
      <style:text-properties fo:color="#000000" loext:opacity="100%" style:text-underline-style="none" fo:font-weight="normal" officeooo:paragraph-rsid="0011cffa" style:font-weight-asian="normal" style:font-weight-complex="normal"/>
    </style:style>
    <style:style style:name="P4" style:family="paragraph" style:parent-style-name="Standard">
      <style:text-properties fo:color="#000000" loext:opacity="100%" style:text-underline-style="none" fo:font-weight="normal" officeooo:rsid="0011cffa" officeooo:paragraph-rsid="0011cffa" style:font-weight-asian="normal" style:font-weight-complex="normal"/>
    </style:style>
    <style:style style:name="P5" style:family="paragraph" style:parent-style-name="Standard">
      <style:text-properties fo:color="#2a6099" loext:opacity="100%" fo:font-size="15pt" style:text-underline-style="none" fo:font-weight="normal" officeooo:rsid="000a6c97" style:font-size-asian="15pt" style:font-weight-asian="normal" style:font-size-complex="15pt" style:font-weight-complex="normal"/>
    </style:style>
    <style:style style:name="P6" style:family="paragraph" style:parent-style-name="Standard">
      <style:text-properties fo:color="#2a6099" loext:opacity="100%" fo:font-size="15pt" style:text-underline-style="none" fo:font-weight="normal" officeooo:rsid="000e9fd9" officeooo:paragraph-rsid="000e9fd9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2a6099" loext:opacity="100%" fo:font-size="15pt" style:text-underline-style="none" fo:font-weight="normal" officeooo:rsid="0011cffa" officeooo:paragraph-rsid="0011cffa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00a933" loext:opacity="100%" fo:font-size="15pt" style:text-underline-style="none" fo:font-weight="normal" officeooo:rsid="000c93f8" officeooo:paragraph-rsid="000c93f8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00a933" loext:opacity="100%" fo:font-size="15pt" style:text-underline-style="none" fo:font-weight="normal" officeooo:rsid="000c93f8" officeooo:paragraph-rsid="000e9fd9" style:font-size-asian="15pt" style:font-weight-asian="normal" style:font-size-complex="15pt" style:font-weight-complex="normal"/>
    </style:style>
    <style:style style:name="P10" style:family="paragraph" style:parent-style-name="Standard">
      <style:text-properties fo:color="#00a933" loext:opacity="100%" fo:font-size="15pt" style:text-underline-style="none" fo:font-weight="normal" officeooo:rsid="000e9fd9" officeooo:paragraph-rsid="0011cffa" style:font-size-asian="15pt" style:font-weight-asian="normal" style:font-size-complex="15pt" style:font-weight-complex="normal"/>
    </style:style>
    <style:style style:name="P11" style:family="paragraph" style:parent-style-name="Standard">
      <style:text-properties fo:color="#000000" loext:opacity="100%" fo:font-size="15pt" style:text-underline-style="none" fo:font-weight="normal" officeooo:rsid="000a6c97" officeooo:paragraph-rsid="0011cffa" style:font-size-asian="15pt" style:font-weight-asian="normal" style:font-size-complex="15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a6c97" style:font-size-asian="20pt" style:font-size-complex="20pt"/>
    </style:style>
    <style:style style:name="T3" style:family="text">
      <style:text-properties fo:color="#c9211e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00a933" loext:opacity="100%" fo:font-size="15pt" officeooo:rsid="000a6c97" style:font-size-asian="15pt" style:font-size-complex="15pt"/>
    </style:style>
    <style:style style:name="T5" style:family="text">
      <style:text-properties fo:color="#00a933" loext:opacity="100%" fo:font-size="15pt" officeooo:rsid="000c93f8" style:font-size-asian="15pt" style:font-size-complex="15pt"/>
    </style:style>
    <style:style style:name="T6" style:family="text">
      <style:text-properties fo:color="#00a933" loext:opacity="100%" fo:font-size="15pt" officeooo:rsid="000e9fd9" style:font-size-asian="15pt" style:font-size-complex="15pt"/>
    </style:style>
    <style:style style:name="T7" style:family="text">
      <style:text-properties fo:color="#00a933" loext:opacity="100%" fo:font-size="15pt" officeooo:rsid="0011cffa" style:font-size-asian="15pt" style:font-size-complex="15pt"/>
    </style:style>
    <style:style style:name="T8" style:family="text">
      <style:text-properties fo:color="#00a933" loext:opacity="100%" fo:font-size="15pt" officeooo:rsid="00159735" style:font-size-asian="15pt" style:font-size-complex="15pt"/>
    </style:style>
    <style:style style:name="T9" style:family="text">
      <style:text-properties fo:color="#2a6099" loext:opacity="100%" fo:font-size="15pt" style:font-size-asian="15pt" style:font-size-complex="15pt"/>
    </style:style>
    <style:style style:name="T10" style:family="text">
      <style:text-properties fo:color="#2a6099" loext:opacity="100%" fo:font-size="15pt" officeooo:rsid="000a6c97" style:font-size-asian="15pt" style:font-size-complex="15pt"/>
    </style:style>
    <style:style style:name="T11" style:family="text">
      <style:text-properties fo:color="#2a6099" loext:opacity="100%" fo:font-size="15pt" officeooo:rsid="000e7132" style:font-size-asian="15pt" style:font-size-complex="15pt"/>
    </style:style>
    <style:style style:name="T12" style:family="text">
      <style:text-properties fo:color="#2a6099" loext:opacity="100%" fo:font-size="15pt" officeooo:rsid="000e9fd9" style:font-size-asian="15pt" style:font-size-complex="15pt"/>
    </style:style>
    <style:style style:name="T13" style:family="text">
      <style:text-properties fo:color="#2a6099" loext:opacity="100%" fo:font-size="15pt" officeooo:rsid="000fdb24" style:font-size-asian="15pt" style:font-size-complex="15pt"/>
    </style:style>
    <style:style style:name="T14" style:family="text">
      <style:text-properties fo:color="#2a6099" loext:opacity="100%" fo:font-size="15pt" officeooo:rsid="0011cffa" style:font-size-asian="15pt" style:font-size-complex="15pt"/>
    </style:style>
    <style:style style:name="T15" style:family="text">
      <style:text-properties fo:color="#2a6099" loext:opacity="100%" fo:font-size="15pt" officeooo:rsid="001332a7" style:font-size-asian="15pt" style:font-size-complex="15pt"/>
    </style:style>
    <style:style style:name="T16" style:family="text">
      <style:text-properties fo:color="#2a6099" loext:opacity="100%" fo:font-size="15pt" officeooo:rsid="00144518" style:font-size-asian="15pt" style:font-size-complex="15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officeooo:rsid="000a6c97" style:font-size-asian="15pt" style:font-size-complex="15pt"/>
    </style:style>
    <style:style style:name="T19" style:family="text">
      <style:text-properties fo:font-size="15pt" officeooo:rsid="001332a7" style:font-size-asian="15pt" style:font-size-complex="15pt"/>
    </style:style>
    <style:style style:name="T20" style:family="text">
      <style:text-properties fo:font-size="15pt" officeooo:rsid="00144518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3">Gestion des utilisateurs</text:span></text:p>
      <text:p text:style-name="P1"><text:span text:style-name="T1">Les fichiers de configuration :</text:span><text:span text:style-name="T2">contenir des informations essentielles pour gérer les utilisateur et les groupes sur votre système<text:tab/>(/etc)</text:span></text:p>
      <text:p text:style-name="P1"><text:span text:style-name="T2"><text:tab/></text:span><text:span text:style-name="T4">Les fichiers de configuration :</text:span></text:p>
      <text:p text:style-name="P2"><text:span text:style-name="T4"><text:tab/><text:tab/></text:span><text:span text:style-name="T10">/etc/passwd : Comment accéder au contenu de /etc/passwd ?</text:span></text:p>
      <text:p text:style-name="P1"><text:span text:style-name="T10"/></text:p>
      <text:p text:style-name="P5"><text:tab/><text:tab/>/etc/shadow : Où sont stockés les informations sur les groupes <text:tab/><text:tab/><text:tab/>d'utilisateurs sous Linux ?</text:p>
      <text:p text:style-name="P1"><text:span text:style-name="T10"/></text:p>
      <text:p text:style-name="P3"><text:span text:style-name="T10"><text:tab/></text:span><text:span text:style-name="T4">L</text:span><text:span text:style-name="T5">a création</text:span><text:span text:style-name="T4">: </text:span><text:span text:style-name="T5">d’utilisateurs sur linux :</text:span><text:span text:style-name="T11">useradd;adduser / </text:span><text:span text:style-name="T13">groupadd</text:span></text:p>
      <text:p text:style-name="P8"><text:tab/><text:tab/></text:p>
      <text:p text:style-name="P3"><text:span text:style-name="T11"><text:tab/></text:span><text:span text:style-name="T4">L</text:span><text:span text:style-name="T5">a </text:span><text:span text:style-name="T6">modifica</text:span><text:span text:style-name="T5">tion</text:span><text:span text:style-name="T4">: </text:span><text:span text:style-name="T5">d’utilisateurs sur linux :</text:span><text:span text:style-name="T11">user</text:span><text:span text:style-name="T12">mod</text:span></text:p>
      <text:p text:style-name="P9"><text:tab/><text:tab/></text:p>
      <text:p text:style-name="P3"><text:span text:style-name="T4"><text:tab/>L</text:span><text:span text:style-name="T5">a </text:span><text:span text:style-name="T8">suppression</text:span><text:span text:style-name="T4"> </text:span><text:span text:style-name="T5">d’utilisateurs sur linux :</text:span><text:span text:style-name="T12">userdel / groupdel</text:span></text:p>
      <text:p text:style-name="P6"><text:tab/><text:tab/></text:p>
      <text:p text:style-name="P3"><text:span text:style-name="T12"><text:tab/></text:span><text:span text:style-name="T6">Les permissions d’accès sur linux :</text:span><text:span text:style-name="T14">read,write,execute(r,w,x)</text:span></text:p>
      <text:p text:style-name="P10"><text:tab/><text:tab/></text:p>
      <text:p text:style-name="P3"><text:span text:style-name="T14"><text:tab/></text:span><text:span text:style-name="T7">Les permissions d’accès sur linux : </text:span><text:span text:style-name="T14">chmod</text:span></text:p>
      <text:p text:style-name="P3"><text:span text:style-name="T14"><text:tab/><text:tab/>a </text:span><text:span text:style-name="T15">= </text:span><text:span text:style-name="T14">stands for all</text:span></text:p>
      <text:p text:style-name="P3"><text:span text:style-name="T14"><text:tab/><text:tab/>u </text:span><text:span text:style-name="T15">= </text:span><text:span text:style-name="T14">stands for user</text:span></text:p>
      <text:p text:style-name="P3"><text:span text:style-name="T14"><text:tab/><text:tab/>g </text:span><text:span text:style-name="T15">= </text:span><text:span text:style-name="T14">stands for group</text:span></text:p>
      <text:p text:style-name="P3"><text:span text:style-name="T14"><text:tab/><text:tab/>o </text:span><text:span text:style-name="T15">= </text:span><text:span text:style-name="T14">stands for others</text:span></text:p>
      <text:p text:style-name="P3"><text:span text:style-name="T14"/></text:p>
      <text:p text:style-name="P7"><text:tab/>chmod a+r filename #everyone can now read</text:p>
      <text:p text:style-name="P7"><text:s text:c="9"/>chmod a+rw filename #everyone can now read and write</text:p>
      <text:p text:style-name="P7"><text:s text:c="9"/>chmod o-rwx filename #others (not the owner, not in</text:p>
      <text:p text:style-name="P3"><text:span text:style-name="T14"/></text:p>
      <text:p text:style-name="P3"><text:span text:style-name="T14"><text:tab/>0 </text:span><text:span text:style-name="T16">= </text:span><text:span text:style-name="T14">no permissions</text:span></text:p>
      <text:p text:style-name="P3"><text:span text:style-name="T14"><text:tab/>1 </text:span><text:span text:style-name="T16">= </text:span><text:span text:style-name="T14">if has execution permission </text:span><text:span text:style-name="T16">(x)</text:span></text:p>
      <text:p text:style-name="P3"><text:span text:style-name="T14"><text:s text:c="10"/>2 </text:span><text:span text:style-name="T16">= </text:span><text:span text:style-name="T14">if has write permission <text:s text:c="2"/></text:span><text:span text:style-name="T16">(w)</text:span></text:p>
      <text:p text:style-name="P3"><text:span text:style-name="T14"><text:s text:c="9"/>4 </text:span><text:span text:style-name="T16">= </text:span><text:span text:style-name="T14">if has read permission<text:tab/></text:span><text:span text:style-name="T16">(r)</text:span></text:p>
      <text:p text:style-name="P3"><text:span text:style-name="T14"/></text:p>
      <text:p text:style-name="P7">Questions :</text:p>
      <text:p text:style-name="P4"><text:span text:style-name="T9"><text:tab/></text:span><text:span text:style-name="T18">Comment accéder au contenu de /etc/passwd ?</text:span></text:p>
      <text:p text:style-name="P4"><text:span text:style-name="T18"/></text:p>
      <text:p text:style-name="P4"><text:span text:style-name="T18"><text:tab/>Où sont stockés les informations sur les groupes d'utilisateurs sous <text:tab/></text:span><text:span text:style-name="T17">L</text:span><text:span text:style-name="T18">inux ? </text:span><text:span text:style-name="T19">=&gt; Dans le fichiers /etc/shadow</text:span></text:p>
      <text:p text:style-name="P4"><text:span text:style-name="T18"/></text:p>
      <text:p text:style-name="P4"><text:soft-page-break/><text:span text:style-name="T18"><text:tab/>Avec quelle commande peut-on afficher les permissions sur des <text:tab/>répertoires ou des fichiers ? </text:span><text:span text:style-name="T19">=&gt; de commande « ls -l »</text:span></text:p>
      <text:p text:style-name="P4"><text:span text:style-name="T18"/></text:p>
      <text:p text:style-name="P11"><text:tab/>Convertir les modes symboliques suivants en mode octal:</text:p>
      <text:p text:style-name="P4"><text:span text:style-name="T18"><text:tab/><text:tab/><text:tab/><text:tab/>u=rwx,g=rw,o=r <text:s/></text:span><text:span text:style-name="T19">=&gt; 7</text:span><text:span text:style-name="T20">64</text:span></text:p>
      <text:p text:style-name="P4"><text:span text:style-name="T18"><text:tab/><text:tab/><text:tab/><text:tab/>u=r,g=wx,o=x <text:s/></text:span><text:span text:style-name="T20">=&gt; 431</text:span></text:p>
      <text:p text:style-name="P4"><text:span text:style-name="T18"><text:tab/><text:tab/><text:tab/><text:tab/>u=rw-,g=r--,o=x— </text:span><text:span text:style-name="T20">=&gt;641</text:span></text:p>
      <text:p text:style-name="P4"><text:span text:style-name="T18"><text:tab/><text:tab/><text:tab/><text:tab/>u+x,g+w,o+r <text:s/></text:span><text:span text:style-name="T20">=&gt; <text:s/>124</text:span></text:p>
      <text:p text:style-name="P11">Donner le mode symbolique correspondant aux modes octals suivants:</text:p>
      <text:p text:style-name="P4"><text:span text:style-name="T18"><text:tab/><text:tab/><text:tab/><text:tab/>755 </text:span><text:span text:style-name="T20"><text:s/>=&gt; u=rwx, g=xr, o=xr</text:span></text:p>
      <text:p text:style-name="P4"><text:span text:style-name="T18"><text:tab/><text:tab/><text:tab/><text:tab/>644 <text:s/></text:span><text:span text:style-name="T20">=&gt; u=wr, g=r, o=r</text:span></text:p>
      <text:p text:style-name="P4"><text:span text:style-name="T18"><text:tab/><text:tab/><text:tab/><text:tab/>000 </text:span><text:span text:style-name="T20">=&gt; <text:s/>u=---,g=---,o=---</text:span></text:p>
      <text:p text:style-name="P4"><text:span text:style-name="T18"><text:tab/><text:tab/><text:tab/><text:tab/>777 </text:span><text:span text:style-name="T20">=&gt; u=rwx, g=rwx, o=rwx</text:span></text:p>
      <text:p text:style-name="P4"><text:span text:style-name="T20"/></text:p>
      <text:p text:style-name="P11">Connaissant les fichiers de configuration des utilisateurs, comment</text:p>
      <text:p text:style-name="P11">modifier manuellement le mot de passe d'un utilisateur spécifique, en évitant</text:p>
      <text:p text:style-name="P4"><text:span text:style-name="T18">l'utilisation de passwd ? </text:span><text:span text:style-name="T20">usermo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08:19:40.496426631</meta:creation-date>
    <dc:date>2025-01-15T08:38:04.219099453</dc:date>
    <meta:editing-duration>PT25M19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42" meta:word-count="275" meta:character-count="1819" meta:non-whitespace-character-count="1466"/>
  </office:meta>
</office:document-meta>
</file>